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1.27cm" svg:stroke-color="#ff0000" draw:marker-start-width="4.013cm" draw:marker-end-width="4.013cm" draw:fill="none" draw:textarea-vertical-align="middle" fo:padding-top="0.76cm" fo:padding-bottom="0.76cm" fo:padding-left="0.885cm" fo:padding-right="0.88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43.95cm" svg:height="175.926cm" draw:transform="rotate (0.888896188040712) translate (0.999999999812972cm 90.4399999998482cm)" svg:viewBox="0 0 143951 175927" svg:d="M0 0c166239 0 142819 175927 142819 17592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8.6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23:20:55.661438998</meta:creation-date>
    <dc:date>2016-11-10T23:24:47.085754172</dc:date>
    <meta:editing-duration>PT3M51S</meta:editing-duration>
    <meta:editing-cycles>1</meta:editing-cycles>
    <meta:document-statistic meta:object-count="1"/>
    <meta:generator>LibreOffice/5.0.6.3$FreeBSD_X86_64 LibreOffice_project/00m0$Build-3</meta:generator>
  </office:meta>
</office:document-meta>
</file>